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2.0681in"/>
    </style:style>
    <style:style style:name="co6" style:family="table-column">
      <style:table-column-properties fo:break-before="auto" style:column-width="0.378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3528in"/>
    </style:style>
    <style:style style:name="co14" style:family="table-column">
      <style:table-column-properties fo:break-before="auto" style:column-width="0.6319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0.5425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7929in"/>
    </style:style>
    <style:style style:name="co21" style:family="table-column">
      <style:table-column-properties fo:break-before="auto" style:column-width="1.6201in"/>
    </style:style>
    <style:style style:name="co22" style:family="table-column">
      <style:table-column-properties fo:break-before="auto" style:column-width="2.5846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none" fo:border-left="0.74pt solid #000000" fo:border-right="none" fo:border-top="0.74pt solid #000000"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order-left="0.74pt solid #000000" fo:border-right="none" fo:border-top="none" style:vertical-align="middle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3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74pt solid #000000"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8" style:family="table-cell" style:parent-style-name="Default" style:data-style-name="N100">
      <style:table-cell-properties fo:wrap-option="wrap" style:vertical-align="middle"/>
    </style:style>
    <style:style style:name="ce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none"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2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3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7" style:family="table-cell" style:parent-style-name="Default" style:data-style-name="N3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3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3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dotted #80808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dotted #80808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3">
      <style:table-cell-properties fo:border-bottom="none" style:text-align-source="fix" style:repeat-content="false" fo:border-left="none" fo:border-right="0.74pt dotted #808080" fo:border-top="none" style:vertical-align="middle"/>
      <style:paragraph-properties fo:text-align="center" fo:margin-left="0in"/>
    </style:style>
    <style:style style:name="ce39" style:family="table-cell" style:parent-style-name="Default" style:data-style-name="N3">
      <style:table-cell-properties fo:border-bottom="0.74pt solid #000000" style:text-align-source="fix" style:repeat-content="false" fo:border-left="none" fo:border-right="0.74pt dotted #80808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74pt dotted #808080" fo:border-right="0.74pt dotted #80808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3">
      <style:table-cell-properties fo:border-bottom="none" style:text-align-source="fix" style:repeat-content="false" fo:border-left="0.74pt dotted #808080" fo:border-right="0.74pt dotted #808080" fo:border-top="none" style:vertical-align="middle"/>
      <style:paragraph-properties fo:text-align="center" fo:margin-left="0in"/>
    </style:style>
    <style:style style:name="ce42" style:family="table-cell" style:parent-style-name="Default" style:data-style-name="N3">
      <style:table-cell-properties fo:border-bottom="0.74pt solid #000000" style:text-align-source="fix" style:repeat-content="false" fo:border-left="0.74pt dotted #808080" fo:border-right="0.74pt dotted #80808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7" style:family="table-cell" style:parent-style-name="Default" style:data-style-name="N3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8" style:family="table-cell" style:parent-style-name="Default" style:data-style-name="N3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1"/>
        <table:table-column table:style-name="co22" table:default-cell-style-name="ce1"/>
        <table:table-column table:style-name="co23" table:number-columns-repeated="1002" table:default-cell-style-name="ce1"/>
        <table:table-row table:style-name="ro1">
          <table:table-cell table:number-columns-repeated="12"/>
          <table:table-cell table:style-name="ce7" office:value-type="string" calcext:value-type="string">
            <text:p>Quiz Signs Research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9" office:value-type="string" calcext:value-type="string">
            <text:p>Zodiac</text:p>
          </table:table-cell>
          <table:table-cell table:number-columns-repeated="2" table:style-name="ce16" office:value-type="string" calcext:value-type="string">
            <text:p>Key</text:p>
          </table:table-cell>
          <table:table-cell table:style-name="ce16"/>
          <table:table-cell table:style-name="ce19" office:value-type="string" calcext:value-type="string">
            <text:p>Personality</text:p>
          </table:table-cell>
          <table:table-cell table:style-name="ce24" office:value-type="string" calcext:value-type="string" table:number-columns-spanned="2" table:number-rows-spanned="1">
            <text:p>Astrol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Secret</text:p>
          </table:table-cell>
          <table:covered-table-cell table:style-name="ce30"/>
          <table:table-cell table:style-name="ce24" office:value-type="string" calcext:value-type="string" table:number-columns-spanned="4" table:number-rows-spanned="1">
            <text:p>Born for This</text:p>
          </table:table-cell>
          <table:covered-table-cell table:number-columns-repeated="2" table:style-name="ce36"/>
          <table:covered-table-cell table:style-name="ce30"/>
          <table:table-cell table:style-name="ce45" office:value-type="string" calcext:value-type="string">
            <text:p>Sun</text:p>
          </table:table-cell>
          <table:table-cell table:style-name="ce30" office:value-type="string" calcext:value-type="string">
            <text:p>Moon</text:p>
          </table:table-cell>
          <table:table-cell table:style-name="ce24" office:value-type="string" calcext:value-type="string">
            <text:p>Essen</text:p>
          </table:table-cell>
          <table:table-cell table:style-name="ce24" office:value-type="string" calcext:value-type="string" table:number-columns-spanned="3" table:number-rows-spanned="1">
            <text:p>Only Ast Book Need</text:p>
          </table:table-cell>
          <table:covered-table-cell table:style-name="ce36"/>
          <table:covered-table-cell table:style-name="ce30"/>
          <table:table-cell table:style-name="ce24" office:value-type="string" calcext:value-type="string">
            <text:p>Total</text:p>
          </table:table-cell>
          <table:table-cell table:style-name="ce8" table:number-columns-repeated="2"/>
          <table:table-cell table:number-columns-repeated="1002"/>
        </table:table-row>
        <table:table-row table:style-name="ro3">
          <table:table-cell table:style-name="ce10" office:value-type="string" calcext:value-type="string">
            <text:p>Sign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hrase</text:p>
          </table:table-cell>
          <table:table-cell table:style-name="ce2" office:value-type="string" calcext:value-type="string">
            <text:p>Aspiration</text:p>
          </table:table-cell>
          <table:table-cell table:style-name="ce20" office:value-type="string" calcext:value-type="string">
            <text:p>Trait</text:p>
          </table:table-cell>
          <table:table-cell table:style-name="ce25" office:value-type="string" calcext:value-type="string" table:number-columns-spanned="2" table:number-rows-spanned="1">
            <text:p>for Begs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Lang</text:p>
          </table:table-cell>
          <table:covered-table-cell table:style-name="ce31"/>
          <table:table-cell table:style-name="ce35" office:value-type="string" calcext:value-type="string" table:number-columns-spanned="2" table:number-rows-spanned="1">
            <text:p>Sun</text:p>
          </table:table-cell>
          <table:covered-table-cell table:style-name="ce37"/>
          <table:table-cell table:style-name="ce40" office:value-type="string" calcext:value-type="string">
            <text:p>Moon</text:p>
          </table:table-cell>
          <table:table-cell table:style-name="ce31" office:value-type="string" calcext:value-type="string">
            <text:p>Asc</text:p>
          </table:table-cell>
          <table:table-cell table:style-name="ce46" office:value-type="string" calcext:value-type="string">
            <text:p>Signs</text:p>
          </table:table-cell>
          <table:table-cell table:style-name="ce31" office:value-type="string" calcext:value-type="string">
            <text:p>Signs</text:p>
          </table:table-cell>
          <table:table-cell table:style-name="ce25" office:value-type="string" calcext:value-type="string">
            <text:p>Astrol</text:p>
          </table:table-cell>
          <table:table-cell table:style-name="ce46" office:value-type="string" calcext:value-type="string">
            <text:p>Sun</text:p>
          </table:table-cell>
          <table:table-cell table:style-name="ce49" office:value-type="string" calcext:value-type="string">
            <text:p>Moon</text:p>
          </table:table-cell>
          <table:table-cell table:style-name="ce31" office:value-type="string" calcext:value-type="string">
            <text:p>Asc</text:p>
          </table:table-cell>
          <table:table-cell table:style-name="ce25" office:value-type="string" calcext:value-type="string">
            <text:p>Mentions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Comments</text:p>
          </table:table-cell>
          <table:table-cell table:number-columns-repeated="1002"/>
        </table:table-row>
        <table:table-row table:style-name="ro2">
          <table:table-cell table:style-name="ce11" office:value-type="string" calcext:value-type="string">
            <text:p>Aries</text:p>
          </table:table-cell>
          <table:table-cell office:value-type="string" calcext:value-type="string">
            <text:p>Action</text:p>
          </table:table-cell>
          <table:table-cell table:number-columns-repeated="2"/>
          <table:table-cell table:style-name="ce21"/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:.S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Urgent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:.S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am</text:p>
          </table:table-cell>
          <table:table-cell table:style-name="Default"/>
          <table:table-cell table:style-name="ce21"/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7:.S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Control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8:.S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ction-oriented/Action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 office:value-type="float" office:value="103" calcext:value-type="float">
            <text:p>103</text:p>
          </table:table-cell>
          <table:table-cell table:style-name="ce32" office:value-type="float" office:value="162" calcext:value-type="float">
            <text:p>16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9:.S9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dventurous</text:p>
          </table:table-cell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0:.S1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ggressiv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:.S1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rrogance/Arrogant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2:.S1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ssertive</text:p>
          </table:table-cell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3" calcext:value-type="float">
            <text:p>16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3:.S1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raver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4:.S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petitiv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5:.S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fidenc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6:.S1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urag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 office:value-type="float" office:value="162" calcext:value-type="float">
            <text:p>16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:.S17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cisivene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8:.S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rec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9:.S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ynamic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0:.S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asily Bored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:.S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ffe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2:.S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ergized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42" calcext:value-type="float">
            <text:p>4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3:.S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thusiastic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4:.S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orceful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5:.S2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roic</text:p>
          </table:table-cell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6:.S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media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7:.S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atience</text:p>
          </table:table-cell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8:.S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ulsiv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9:.S2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ci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0:.S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ependent/Independence</text:p>
          </table:table-cell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2"/>
          <table:table-cell table:style-name="ce26" office:value-type="float" office:value="42" calcext:value-type="float">
            <text:p>42</text:p>
          </table:table-cell>
          <table:table-cell table:style-name="ce38"/>
          <table:table-cell table:style-name="ce41" office:value-type="float" office:value="103" calcext:value-type="float">
            <text:p>103</text:p>
          </table:table-cell>
          <table:table-cell table:style-name="ce32" office:value-type="float" office:value="163" calcext:value-type="float">
            <text:p>163</text:p>
          </table:table-cell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1:.S31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flammator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2:.S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itiate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:.S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nova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4:.S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piration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5:.S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ioneer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6:.S3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ositive</text:p>
          </table:table-cell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7:.S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ush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8:.S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Quarrelsom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9:.S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Quick to chang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0:.S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ilien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3" calcext:value-type="float">
            <text:p>16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:.S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ish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2:.S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ro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2" calcext:value-type="float">
            <text:p>4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3:.S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reliable</text:p>
          </table:table-cell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4:.S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illpower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5:.S4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3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Taurus</text:p>
          </table:table-cell>
          <table:table-cell office:value-type="string" calcext:value-type="string">
            <text:p>Possessions</text:p>
          </table:table-cell>
          <table:table-cell table:number-columns-repeated="2"/>
          <table:table-cell table:style-name="ce21"/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:.S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Realistical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1:.S5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have</text:p>
          </table:table-cell>
          <table:table-cell table:style-name="Default"/>
          <table:table-cell table:style-name="ce21"/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2:.S5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Obedience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3:.S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ppeti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4:.S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uilds/Building bond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4" calcext:value-type="float">
            <text:p>44</text:p>
          </table:table-cell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5:.S5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usinesslike</text:p>
          </table:table-cell>
          <table:table-cell table:style-name="ce26"/>
          <table:table-cell table:style-name="ce32"/>
          <table:table-cell table:style-name="ce26" office:value-type="float" office:value="68" calcext:value-type="float">
            <text:p>6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:.S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trolling/Contro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32" office:value-type="float" office:value="165" calcext:value-type="float">
            <text:p>16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7:.S5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eative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8:.S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durance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:.S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ecund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4" calcext:value-type="float">
            <text:p>4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0:.S6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enerous/Genera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 office:value-type="float" office:value="165" calcext:value-type="float">
            <text:p>16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1:.S6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iv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2:.S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reed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3:.S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flexible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4:.S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Jealous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5:.S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aziness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6:.S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iter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7:.S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yal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8:.S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aterialism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9:.S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ourishing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70:.S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urtur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71:.S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atience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72:.S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ossessive/Possess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32" office:value-type="float" office:value="165" calcext:value-type="float">
            <text:p>16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73:.S73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acticality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74:.S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odu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75:.S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alistic</text:p>
          </table:table-cell>
          <table:table-cell table:style-name="ce26"/>
          <table:table-cell table:style-name="ce32"/>
          <table:table-cell table:style-name="ce26" office:value-type="float" office:value="68" calcext:value-type="float">
            <text:p>6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76:.S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ax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77:.S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iable/Reliability</text:p>
          </table:table-cell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78:.S78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ourcefu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79:.S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isk-advers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80:.S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indulgent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81:.S8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nsu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82:.S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4" calcext:value-type="float">
            <text:p>164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83:.S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ationship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4" calcext:value-type="float">
            <text:p>164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84:.S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nec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4" calcext:value-type="float">
            <text:p>164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85:.S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leasur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4" calcext:value-type="float">
            <text:p>164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86:.S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ople-pleas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4" calcext:value-type="float">
            <text:p>164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87:.S8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able/Stabilizes/Stability</text:p>
          </table:table-cell>
          <table:table-cell table:style-name="ce26" office:value-type="float" office:value="41" calcext:value-type="float">
            <text:p>41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41"/>
          <table:table-cell table:style-name="ce32" office:value-type="float" office:value="164" calcext:value-type="float">
            <text:p>164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88:.S88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eadie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4" calcext:value-type="float">
            <text:p>4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89:.S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eadiness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90:.S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o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91:.S9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rong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 office:value-type="float" office:value="44" calcext:value-type="float">
            <text:p>4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92:.S9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ubborn/Stubbornness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32" office:value-type="float" office:value="164" calcext:value-type="float">
            <text:p>164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93:.S93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olera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94:.S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Gemini</text:p>
          </table:table-cell>
          <table:table-cell office:value-type="string" calcext:value-type="string">
            <text:p>Variety</text:p>
          </table:table-cell>
          <table:table-cell table:number-columns-repeated="2"/>
          <table:table-cell table:style-name="ce21"/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97:.S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Intelligent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98:.S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think</text:p>
          </table:table-cell>
          <table:table-cell table:style-name="Default"/>
          <table:table-cell table:style-name="ce21"/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99:.S9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Wisdom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00:.S1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21" office:value-type="string" calcext:value-type="string">
            <text:p>Alertness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01:.S10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nimat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02:.S1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oth Side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03:.S1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municator/Communicate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04:.S104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tains Contradiction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6" calcext:value-type="float">
            <text:p>46</text:p>
          </table:table-cell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05:.S10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versation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06:.S10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urious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07:.S10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stract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7" calcext:value-type="float">
            <text:p>4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08:.S10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verse interests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6" calcext:value-type="float">
            <text:p>46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09:.S10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ual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0:.S1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ickle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1:.S1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lib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7" calcext:value-type="float">
            <text:p>4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2:.S1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ossiping</text:p>
          </table:table-cell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3:.S1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ossip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7" calcext:value-type="float">
            <text:p>4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4:.S1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 Mo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5:.S1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consist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7" calcext:value-type="float">
            <text:p>47</text:p>
          </table:table-cell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6:.S11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quisitive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6" calcext:value-type="float">
            <text:p>46</text:p>
          </table:table-cell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7:.S11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elligent/Intellectual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 office:value-type="float" office:value="46" calcext:value-type="float">
            <text:p>46</text:p>
          </table:table-cell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8:.S118];&quot;&gt;0&quot;)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ui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19:.S1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ven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20:.S1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earn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21:.S1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g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22:.S1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agicia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23:.S1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<text:span text:style-name="T3">Mischief-maker/</text:span>Mischiev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24:.S12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ulti-task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25:.S1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urotic</text:p>
          </table:table-cell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26:.S12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aradox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27:.S1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Questioning</text:p>
          </table:table-cell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28:.S1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Quick-minded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29:.S12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port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30:.S1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ourcefu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31:.S1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tless</text:p>
          </table:table-cell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32:.S1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alesman/Salesperson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33:.S13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hallowness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34:.S1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hape-shift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7" calcext:value-type="float">
            <text:p>4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35:.S1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ocial Connec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36:.S13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uperficial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37:.S1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alka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38:.S1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rickst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39:.S1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disciplined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40:.S1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ground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6" calcext:value-type="float">
            <text:p>16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41:.S1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Variety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42:.S1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Versatile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43:.S1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itty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44:.S1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Cancer</text:p>
          </table:table-cell>
          <table:table-cell office:value-type="string" calcext:value-type="string">
            <text:p>Tenacity</text:p>
          </table:table-cell>
          <table:table-cell table:number-columns-repeated="2"/>
          <table:table-cell table:style-name="ce21"/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47:.S1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Careful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48:.S14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feel</text:p>
          </table:table-cell>
          <table:table-cell/>
          <table:table-cell table:style-name="ce21"/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49:.S1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style-name="Default"/>
          <table:table-cell/>
          <table:table-cell office:value-type="string" calcext:value-type="string">
            <text:p>Harmony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50:.S1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style-name="Default"/>
          <table:table-cell table:number-columns-repeated="2"/>
          <table:table-cell table:style-name="ce21" office:value-type="string" calcext:value-type="string">
            <text:p>Anxiety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51:.S15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aring/Caretaker/Care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26" office:value-type="float" office:value="48" calcext:value-type="float">
            <text:p>48</text:p>
          </table:table-cell>
          <table:table-cell table:style-name="ce38" office:value-type="float" office:value="48" calcext:value-type="float">
            <text:p>48</text:p>
          </table:table-cell>
          <table:table-cell table:style-name="ce41"/>
          <table:table-cell table:style-name="ce32" office:value-type="float" office:value="167" calcext:value-type="float">
            <text:p>167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52:.S152];&quot;&gt;0&quot;)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auti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53:.S1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bative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54:.S1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nect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7" calcext:value-type="float">
            <text:p>167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55:.S1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ep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8" calcext:value-type="float">
            <text:p>4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56:.S1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fensive</text:p>
          </table:table-cell>
          <table:table-cell table:style-name="ce26"/>
          <table:table-cell table:style-name="ce32"/>
          <table:table-cell table:style-name="ce26" office:value-type="float" office:value="81" calcext:value-type="float">
            <text:p>81</text:p>
          </table:table-cell>
          <table:table-cell table:style-name="ce32"/>
          <table:table-cell table:style-name="ce26" office:value-type="float" office:value="49" calcext:value-type="float">
            <text:p>49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57:.S15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sharmony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58:.S1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omestic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59:.S1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otional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60:.S16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pathic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07" calcext:value-type="float">
            <text:p>107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61:.S16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va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62:.S1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amily-oriented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63:.S1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eel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7" calcext:value-type="float">
            <text:p>167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64:.S1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irec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65:.S1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ecurity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 office:value-type="float" office:value="81" calcext:value-type="float">
            <text:p>81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66:.S16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ightful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67:.S1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tin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68:.S1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uitive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 office:value-type="float" office:value="80" calcext:value-type="float">
            <text:p>80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07" calcext:value-type="float">
            <text:p>107</text:p>
          </table:table-cell>
          <table:table-cell table:style-name="ce32" office:value-type="float" office:value="167" calcext:value-type="float">
            <text:p>167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69:.S169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ving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0:.S1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elanchol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9" calcext:value-type="float">
            <text:p>49</text:p>
          </table:table-cell>
          <table:table-cell table:style-name="ce38"/>
          <table:table-cell table:style-name="ce41"/>
          <table:table-cell table:style-name="ce32" office:value-type="float" office:value="167" calcext:value-type="float">
            <text:p>167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1:.S17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oody/Moodiness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9" calcext:value-type="float">
            <text:p>49</text:p>
          </table:table-cell>
          <table:table-cell table:style-name="ce38"/>
          <table:table-cell table:style-name="ce41" office:value-type="float" office:value="107" calcext:value-type="float">
            <text:p>107</text:p>
          </table:table-cell>
          <table:table-cell table:style-name="ce32" office:value-type="float" office:value="167" calcext:value-type="float">
            <text:p>167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2:.S172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ourish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7" calcext:value-type="float">
            <text:p>107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3:.S1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urture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 office:value-type="float" office:value="80" calcext:value-type="float">
            <text:p>80</text:p>
          </table:table-cell>
          <table:table-cell table:style-name="ce26" office:value-type="float" office:value="48" calcext:value-type="float">
            <text:p>4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4:.S174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ptimistic</text:p>
          </table:table-cell>
          <table:table-cell table:style-name="ce26"/>
          <table:table-cell table:style-name="ce32"/>
          <table:table-cell table:style-name="ce26" office:value-type="float" office:value="81" calcext:value-type="float">
            <text:p>8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5:.S1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ossibilities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6:.S1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assurance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7:.S1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clusive</text:p>
          </table:table-cell>
          <table:table-cell table:style-name="ce26"/>
          <table:table-cell table:style-name="ce32"/>
          <table:table-cell table:style-name="ce26" office:value-type="float" office:value="81" calcext:value-type="float">
            <text:p>8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8:.S1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nsitive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 office:value-type="float" office:value="81" calcext:value-type="float">
            <text:p>81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07" calcext:value-type="float">
            <text:p>107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79:.S179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hy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80:.S1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rong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81:.S18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ympathe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82:.S1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enacious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7" calcext:value-type="float">
            <text:p>167</text:p>
          </table:table-cell>
          <table:table-cell table:style-name="ce26"/>
          <table:table-cell table:style-name="ce32"/>
          <table:table-cell table:style-name="ce47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83:.S183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imid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 office:value-type="float" office:value="81" calcext:value-type="float">
            <text:p>8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84:.S18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Leo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21"/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87:.S18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Proud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88:.S1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will</text:p>
          </table:table-cell>
          <table:table-cell/>
          <table:table-cell table:style-name="ce21"/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89:.S18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Gratitude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90:.S1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ffectionate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91:.S19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mbitious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92:.S1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ssur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193:.S19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itt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94:.S1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lunt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95:.S1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urn brigh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96:.S1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aptivat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2" calcext:value-type="float">
            <text:p>16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97:.S1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isma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98:.S19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m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199:.S19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ceit</text:p>
          </table:table-cell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00:.S2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fidence</text:p>
          </table:table-cell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01:.S20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urage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02:.S2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ea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03:.S2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omineering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 office:value-type="float" office:value="170" calcext:value-type="float">
            <text:p>170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04:.S204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rama/Drama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 office:value-type="float" office:value="162" calcext:value-type="float">
            <text:p>16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05:.S20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ffici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06:.S20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gotistical/Egomanical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 office:value-type="float" office:value="170" calcext:value-type="float">
            <text:p>170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07:.S207];&quot;&gt;0&quot;)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inen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08:.S20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ergy</text:p>
          </table:table-cell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09:.S2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thusiastic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0:.S2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xhibitionism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1:.S2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lamboyant</text:p>
          </table:table-cell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2:.S2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enerous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3:.S213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racele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4:.S2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ar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5:.S2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artbrok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6:.S2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dealistic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7:.S2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gratitude</text:p>
          </table:table-cell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8:.S2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 office:value-type="float" office:value="169" calcext:value-type="float">
            <text:p>169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19:.S21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yal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20:.S22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agnanimous</text:p>
          </table:table-cell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21:.S2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Acknowledgem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22:.S2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Applaus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23:.S2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Apprecia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9" calcext:value-type="float">
            <text:p>109</text:p>
          </table:table-cell>
          <table:table-cell table:style-name="ce32" office:value-type="float" office:value="169" calcext:value-type="float">
            <text:p>169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24:.S22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Atten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25:.S2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to Shin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26:.S2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oble/Nobility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27:.S22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ptimistic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28:.S2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stentatious</text:p>
          </table:table-cell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29:.S22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utspoken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30:.S2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ver-confident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31:.S2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assion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32:.S2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rform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33:.S2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layfulne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34:.S2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ou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35:.S2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adiant</text:p>
          </table:table-cell>
          <table:table-cell table:style-name="ce26"/>
          <table:table-cell table:style-name="ce32"/>
          <table:table-cell table:style-name="ce26" office:value-type="float" office:value="86" calcext:value-type="float">
            <text:p>86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36:.S23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oman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37:.S2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omantic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 office:value-type="float" office:value="86" calcext:value-type="float">
            <text:p>86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38:.S23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expre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62" calcext:value-type="float">
            <text:p>16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39:.S2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absorb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0" calcext:value-type="float">
            <text:p>170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40:.S2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obsess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 office:value-type="float" office:value="170" calcext:value-type="float">
            <text:p>170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41:.S24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relia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42:.S2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emperamental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43:.S2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armth/Warm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44:.S24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Virgo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table:style-name="ce21"/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47:.S2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Precise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48:.S24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analyze</text:p>
          </table:table-cell>
          <table:table-cell/>
          <table:table-cell table:style-name="ce21"/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49:.S24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Divine Justice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50:.S2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nalytical/Analyzing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 office:value-type="float" office:value="171" calcext:value-type="float">
            <text:p>171</text:p>
          </table:table-cell>
          <table:table-cell table:style-name="ce26"/>
          <table:table-cell table:style-name="ce32"/>
          <table:table-cell table:style-name="ce47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51:.S251];&quot;&gt;0&quot;)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nxiety</text:p>
          </table:table-cell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52:.S25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stu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53:.S2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eing of Servi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54:.S2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autious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55:.S2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lea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56:.S2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lea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57:.S2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scientious</text:p>
          </table:table-cell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58:.S2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itical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59:.S25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tail-oriented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 office:value-type="float" office:value="92" calcext:value-type="float">
            <text:p>9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60:.S26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gesting Informa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 office:value-type="float" office:value="171" calcext:value-type="float">
            <text:p>171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61:.S26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lig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62:.S2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sorganization (unbeneficial)</text:p>
          </table:table-cell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63:.S2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uty/Dutiful</text:p>
          </table:table-cell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64:.S26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fficient</text:p>
          </table:table-cell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65:.S2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xacting (nature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2" calcext:value-type="float">
            <text:p>52</text:p>
          </table:table-cell>
          <table:table-cell table:style-name="ce38"/>
          <table:table-cell table:style-name="ce41"/>
          <table:table-cell table:style-name="ce32" office:value-type="float" office:value="171" calcext:value-type="float">
            <text:p>171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66:.S26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astidi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67:.S2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ussiness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68:.S2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adstrong</text:p>
          </table:table-cell>
          <table:table-cell table:style-name="ce26"/>
          <table:table-cell table:style-name="ce32"/>
          <table:table-cell table:style-name="ce26" office:value-type="float" office:value="93" calcext:value-type="float">
            <text:p>9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69:.S2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ypercritic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3" calcext:value-type="float">
            <text:p>5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70:.S2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ustrious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71:.S2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rospe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1" calcext:value-type="float">
            <text:p>171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72:.S2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rover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2" calcext:value-type="float">
            <text:p>5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73:.S2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earn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74:.S2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ental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75:.S2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ethodical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76:.S2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icromanag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3" calcext:value-type="float">
            <text:p>5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77:.S2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at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78:.S2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urture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79:.S2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rganiz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80:.S2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rfection/Perfectionism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 office:value-type="float" office:value="52" calcext:value-type="float">
            <text:p>5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81:.S28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ttiness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82:.S2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actical </text:p>
          </table:table-cell>
          <table:table-cell table:style-name="ce26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1" calcext:value-type="float">
            <text:p>171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83:.S283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urity/Purify</text:p>
          </table:table-cell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84:.S28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Quirk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285:.S2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iable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86:.S2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loath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2" calcext:value-type="float">
            <text:p>17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87:.S28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sabotag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2" calcext:value-type="float">
            <text:p>17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88:.S2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scrutin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2" calcext:value-type="float">
            <text:p>17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89:.S2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nsi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2" calcext:value-type="float">
            <text:p>17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90:.S2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ri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2" calcext:value-type="float">
            <text:p>5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91:.S29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horoughness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92:.S2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derstanding (systems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2" calcext:value-type="float">
            <text:p>52</text:p>
          </table:table-cell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93:.S29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orking Har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94:.S2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orry</text:p>
          </table:table-cell>
          <table:table-cell table:style-name="ce26"/>
          <table:table-cell table:style-name="ce32"/>
          <table:table-cell table:style-name="ce26" office:value-type="float" office:value="92" calcext:value-type="float">
            <text:p>9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95:.S2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Libra</text:p>
          </table:table-cell>
          <table:table-cell office:value-type="string" calcext:value-type="string">
            <text:p>Harmony</text:p>
          </table:table-cell>
          <table:table-cell table:number-columns-repeated="2"/>
          <table:table-cell table:style-name="ce21"/>
          <table:table-cell table:style-name="ce26" office:value-type="float" office:value="50" calcext:value-type="float">
            <text:p>5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98:.S2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Adaptive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299:.S29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balance</text:p>
          </table:table-cell>
          <table:table-cell/>
          <table:table-cell table:style-name="ce21"/>
          <table:table-cell table:style-name="ce26" office:value-type="float" office:value="50" calcext:value-type="float">
            <text:p>50</text:p>
          </table:table-cell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00:.S30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Reality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01:.S30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ctivis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02:.S3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rtis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03:.S3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alan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 office:value-type="float" office:value="112" calcext:value-type="float">
            <text:p>112</text:p>
          </table:table-cell>
          <table:table-cell table:style-name="ce32" office:value-type="float" office:value="173" calcext:value-type="float">
            <text:p>17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04:.S304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eauty (needs to create it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2" calcext:value-type="float">
            <text:p>112</text:p>
          </table:table-cell>
          <table:table-cell table:style-name="ce32" office:value-type="float" office:value="173" calcext:value-type="float">
            <text:p>17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05:.S30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m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06:.S30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panionship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07:.S30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placent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08:.S30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fident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09:.S3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siderate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10:.S3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operative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11:.S3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urageous</text:p>
          </table:table-cell>
          <table:table-cell table:style-name="ce26"/>
          <table:table-cell table:style-name="ce32"/>
          <table:table-cell table:style-name="ce26" office:value-type="float" office:value="98" calcext:value-type="float">
            <text:p>9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12:.S3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fensive</text:p>
          </table:table-cell>
          <table:table-cell table:style-name="ce26"/>
          <table:table-cell table:style-name="ce32"/>
          <table:table-cell table:style-name="ce26" office:value-type="float" office:value="98" calcext:value-type="float">
            <text:p>9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13:.S3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pendent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14:.S3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plomat/Diploma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15:.S31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scur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16:.S3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ven-temper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17:.S3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xtravagant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18:.S3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air/Fairness</text:p>
          </table:table-cell>
          <table:table-cell table:style-name="ce26" office:value-type="float" office:value="50" calcext:value-type="float">
            <text:p>50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19:.S319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ickle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20:.S3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irm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21:.S3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entle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22:.S3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racious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23:.S3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ard-working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24:.S3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armonious/Harmony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44" office:value-type="float" office:value="173" calcext:value-type="float">
            <text:p>17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25:.S32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onest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26:.S3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dealistic</text:p>
          </table:table-cell>
          <table:table-cell table:style-name="ce26" office:value-type="float" office:value="50" calcext:value-type="float">
            <text:p>5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27:.S3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active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28:.S3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eci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5" calcext:value-type="float">
            <text:p>5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29:.S32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itiates (relationships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 office:value-type="float" office:value="173" calcext:value-type="float">
            <text:p>17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0:.S33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incer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4" calcext:value-type="float">
            <text:p>174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1:.S3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Justice (pursuit of)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2" calcext:value-type="float">
            <text:p>112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2:.S33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vab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3:.S3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aterialistic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4:.S3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penness/Open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5:.S33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artnerships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6:.S33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acemaker/Peacekeep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 office:value-type="float" office:value="113" calcext:value-type="float">
            <text:p>113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7:.S33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ople-pleas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5" calcext:value-type="float">
            <text:p>5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8:.S3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leasa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3" calcext:value-type="float">
            <text:p>17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39:.S3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uitivel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3" calcext:value-type="float">
            <text:p>17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40:.S3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derstanding <text:s/>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3" calcext:value-type="float">
            <text:p>17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41:.S3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oblem-solv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42:.S3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atab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 office:value-type="float" office:value="55" calcext:value-type="float">
            <text:p>55</text:p>
          </table:table-cell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43:.S34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ilient</text:p>
          </table:table-cell>
          <table:table-cell table:style-name="ce26"/>
          <table:table-cell table:style-name="ce32"/>
          <table:table-cell table:style-name="ce26" office:value-type="float" office:value="98" calcext:value-type="float">
            <text:p>9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44:.S3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omantic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45:.S34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ociable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3" calcext:value-type="float">
            <text:p>173</text:p>
          </table:table-cell>
          <table:table-cell table:style-name="ce26"/>
          <table:table-cell table:style-name="ce32"/>
          <table:table-cell table:style-name="ce47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46:.S346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uspicious</text:p>
          </table:table-cell>
          <table:table-cell table:style-name="ce26"/>
          <table:table-cell table:style-name="ce32"/>
          <table:table-cell table:style-name="ce26" office:value-type="float" office:value="98" calcext:value-type="float">
            <text:p>9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47:.S3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adventurous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48:.S34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Vai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5" calcext:value-type="float">
            <text:p>5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49:.S3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Scorpio</text:p>
          </table:table-cell>
          <table:table-cell office:value-type="string" calcext:value-type="string">
            <text:p>Resourcefulness</text:p>
          </table:table-cell>
          <table:table-cell table:number-columns-repeated="2"/>
          <table:table-cell table:style-name="ce21"/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52:.S3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Intense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53:.S3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desire; I want</text:p>
          </table:table-cell>
          <table:table-cell/>
          <table:table-cell table:style-name="ce21"/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54:.S35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Vision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55:.S3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trol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56:.S3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urious</text:p>
          </table:table-cell>
          <table:table-cell table:style-name="ce26"/>
          <table:table-cell table:style-name="ce32"/>
          <table:table-cell table:style-name="ce26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57:.S3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ynical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58:.S3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pth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59:.S3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termined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60:.S36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otional (Endurance, Strength)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 office:value-type="float" office:value="175" calcext:value-type="float">
            <text:p>17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61:.S36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xtrem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62:.S3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atalistic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63:.S3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earless</text:p>
          </table:table-cell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64:.S36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orceful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65:.S36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roic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66:.S3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ense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 office:value-type="float" office:value="175" calcext:value-type="float">
            <text:p>175</text:p>
          </table:table-cell>
          <table:table-cell table:style-name="ce26"/>
          <table:table-cell table:style-name="ce32"/>
          <table:table-cell table:style-name="ce47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67:.S367];&quot;&gt;0&quot;)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Jealous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68:.S3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assionate</text:p>
          </table:table-cell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69:.S369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ati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5" calcext:value-type="float">
            <text:p>17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70:.S3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netrate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7" calcext:value-type="float">
            <text:p>57</text:p>
          </table:table-cell>
          <table:table-cell table:style-name="ce38"/>
          <table:table-cell table:style-name="ce41"/>
          <table:table-cell table:style-name="ce32" office:value-type="float" office:value="175" calcext:value-type="float">
            <text:p>17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71:.S37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rceptive</text:p>
          </table:table-cell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5" calcext:value-type="float">
            <text:p>17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72:.S37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ossessive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73:.S37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owerfu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5" calcext:value-type="float">
            <text:p>17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74:.S3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entle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5" calcext:value-type="float">
            <text:p>17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75:.S3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entful</text:p>
          </table:table-cell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76:.S3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ili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7" calcext:value-type="float">
            <text:p>57</text:p>
          </table:table-cell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 office:value-type="float" office:value="175" calcext:value-type="float">
            <text:p>17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77:.S37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ourcefu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78:.S3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uthless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79:.S3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arcastic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80:.S3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cretive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56" calcext:value-type="float">
            <text:p>56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81:.S38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nsitiv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82:.S3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rateg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7" calcext:value-type="float">
            <text:p>57</text:p>
          </table:table-cell>
          <table:table-cell table:style-name="ce38"/>
          <table:table-cell table:style-name="ce41"/>
          <table:table-cell table:style-name="ce32" office:value-type="float" office:value="175" calcext:value-type="float">
            <text:p>175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83:.S38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uspicious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84:.S3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horough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385:.S3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forgiv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6" calcext:value-type="float">
            <text:p>176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86:.S3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Vindictive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87:.S38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illpower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88:.S3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orkaholic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89:.S3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Saggitarius</text:p>
          </table:table-cell>
          <table:table-cell office:value-type="string" calcext:value-type="string">
            <text:p>Freedom</text:p>
          </table:table-cell>
          <table:table-cell table:number-columns-repeated="2"/>
          <table:table-cell table:style-name="ce21"/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92:.S3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Far-reaching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93:.S39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see</text:p>
          </table:table-cell>
          <table:table-cell/>
          <table:table-cell table:style-name="ce21"/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94:.S39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Victory</text:p>
          </table:table-cell>
          <table:table-cell/>
          <table:table-cell table:style-name="ce21"/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95:.S3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ctive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96:.S39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rgumentative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97:.S3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lunt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98:.S3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ming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399:.S39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fident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00:.S40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asy-going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01:.S40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otional (responses)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02:.S4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thusias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03:.S4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thic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04:.S4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xuberant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05:.S4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aith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 office:value-type="float" office:value="178" calcext:value-type="float">
            <text:p>178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06:.S40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lexible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07:.S40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riendly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08:.S40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enerous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09:.S4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lutton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8" calcext:value-type="float">
            <text:p>178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0:.S4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re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8" calcext:value-type="float">
            <text:p>178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1:.S4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oing big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2:.S4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donistic</text:p>
          </table:table-cell>
          <table:table-cell table:style-name="ce26"/>
          <table:table-cell table:style-name="ce32"/>
          <table:table-cell table:style-name="ce26" office:value-type="float" office:value="110" calcext:value-type="float">
            <text:p>110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3:.S4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onest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4:.S4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opefulness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5:.S4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dealistic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 office:value-type="float" office:value="110" calcext:value-type="float">
            <text:p>110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6:.S41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atient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7:.S4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ul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7" calcext:value-type="float">
            <text:p>177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8:.S4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ecisive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19:.S4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ependent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20:.S4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ensitive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9" calcext:value-type="float">
            <text:p>59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21:.S4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ights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 office:value-type="float" office:value="177" calcext:value-type="float">
            <text:p>177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22:.S42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pirations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23:.S4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uition/Intuitive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9" calcext:value-type="float">
            <text:p>59</text:p>
          </table:table-cell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 office:value-type="float" office:value="177" calcext:value-type="float">
            <text:p>177</text:p>
          </table:table-cell>
          <table:table-cell table:style-name="ce26"/>
          <table:table-cell table:style-name="ce32"/>
          <table:table-cell table:style-name="ce47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24:.S424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arrow-minded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25:.S4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Adventure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26:.S4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w Ideas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27:.S4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on-discriminating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28:.S4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ptimistic/Optimism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7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29:.S429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verburdened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30:.S4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hilosophical (study)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31:.S43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ash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9" calcext:value-type="float">
            <text:p>59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32:.S4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ilient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33:.S4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eks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34:.S4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piritual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35:.S4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pontane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36:.S43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actless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37:.S4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discriminating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38:.S4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Visionary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39:.S4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Capricorn</text:p>
          </table:table-cell>
          <table:table-cell office:value-type="string" calcext:value-type="string">
            <text:p>Ambition</text:p>
          </table:table-cell>
          <table:table-cell table:number-columns-repeated="2"/>
          <table:table-cell table:style-name="ce21"/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42:.S4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Useful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43:.S4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use</text:p>
          </table:table-cell>
          <table:table-cell/>
          <table:table-cell table:style-name="ce21"/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44:.S44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Power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45:.S44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mbitious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46:.S44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uster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47:.S4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oundaries (are important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8" calcext:value-type="float">
            <text:p>118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48:.S44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autious/Overcautious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49:.S44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descending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50:.S4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trolling</text:p>
          </table:table-cell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51:.S45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urte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52:.S4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itic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53:.S4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dicated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54:.S4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lig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55:.S4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r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0" calcext:value-type="float">
            <text:p>180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56:.S4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ynamic</text:p>
          </table:table-cell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57:.S4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ergetic</text:p>
          </table:table-cell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58:.S4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<text:span text:style-name="T3">Focus/</text:span>Focus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9" calcext:value-type="float">
            <text:p>179</text:p>
          </table:table-cell>
          <table:table-cell table:style-name="ce26"/>
          <table:table-cell table:style-name="ce32"/>
          <table:table-cell table:style-name="ce47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59:.S45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rugal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60:.S46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oal-oriented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61:.S46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rump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9" calcext:value-type="float">
            <text:p>179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62:.S4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ard-working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63:.S4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arsh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64:.S4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igh-achiev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65:.S4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atient</text:p>
          </table:table-cell>
          <table:table-cell table:style-name="ce26"/>
          <table:table-cell table:style-name="ce32"/>
          <table:table-cell table:style-name="ce26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66:.S4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ustri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67:.S4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flexible</text:p>
          </table:table-cell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68:.S4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ner Fir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9" calcext:value-type="float">
            <text:p>179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69:.S4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ng-term gratifica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70:.S4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yal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71:.S47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ethodical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72:.S4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at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73:.S4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actical/Pragmatic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 office:value-type="float" office:value="116" calcext:value-type="float">
            <text:p>116</text:p>
          </table:table-cell>
          <table:table-cell table:style-name="ce26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74:.S474];&quot;&gt;0&quot;)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odu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75:.S4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alistic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76:.S4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iab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77:.S4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mo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78:.S4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erv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79:.S4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pectfulness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80:.S4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ponsible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81:.S48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igi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82:.S4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containm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83:.S4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deni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0" calcext:value-type="float">
            <text:p>180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84:.S4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punishm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0" calcext:value-type="float">
            <text:p>180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85:.S4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rejec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0" calcext:value-type="float">
            <text:p>180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86:.S4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reliant</text:p>
          </table:table-cell>
          <table:table-cell table:style-name="ce26"/>
          <table:table-cell table:style-name="ce32"/>
          <table:table-cell table:style-name="ce26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87:.S48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restric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0" calcext:value-type="float">
            <text:p>180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88:.S4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nse of Humo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8" calcext:value-type="float">
            <text:p>118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89:.S4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nse of Iron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79" calcext:value-type="float">
            <text:p>179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90:.S4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rious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491:.S49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keptic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92:.S4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compromising</text:p>
          </table:table-cell>
          <table:table-cell table:style-name="ce26"/>
          <table:table-cell table:style-name="ce32"/>
          <table:table-cell table:style-name="ce26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93:.S49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ork hard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94:.S4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Aquarius</text:p>
          </table:table-cell>
          <table:table-cell office:value-type="string" calcext:value-type="string">
            <text:p>Independence</text:p>
          </table:table-cell>
          <table:table-cell table:number-columns-repeated="2"/>
          <table:table-cell table:style-name="ce21"/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97:.S4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Knowing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98:.S4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know</text:p>
          </table:table-cell>
          <table:table-cell/>
          <table:table-cell table:style-name="ce21"/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499:.S49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Love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0:.S5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loof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2" calcext:value-type="float">
            <text:p>18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1:.S50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rrogant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 office:value-type="float" office:value="122" calcext:value-type="float">
            <text:p>122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2:.S50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oundaries intac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3:.S5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roadminded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4:.S5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ertain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1" calcext:value-type="float">
            <text:p>181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5:.S5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lar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1" calcext:value-type="float">
            <text:p>181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6:.S50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munication/Communicat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7:.S50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o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8:.S50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eative Intelligen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2" calcext:value-type="float">
            <text:p>18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09:.S5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termined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10:.S5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ogmatic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11:.S5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ccentric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12:.S5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otionally Remote, Dista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 office:value-type="float" office:value="182" calcext:value-type="float">
            <text:p>182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13:.S51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oster equal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3" calcext:value-type="float">
            <text:p>6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14:.S5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riendly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15:.S51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lpful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16:.S5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umane/Humanitarian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17:.S51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arti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18:.S5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ersonal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19:.S5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ependent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20:.S5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novate (systems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 office:value-type="float" office:value="181" calcext:value-type="float">
            <text:p>181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21:.S52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novating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22:.S5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quisi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23:.S5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ellect/Intellectu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 office:value-type="float" office:value="181" calcext:value-type="float">
            <text:p>181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24:.S52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ellectual discernm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25:.S5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ellectual pursuit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26:.S5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ransigent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27:.S5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ventive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28:.S5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earn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29:.S52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ving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30:.S5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yal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31:.S5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aive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32:.S5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Spa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33:.S5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rvous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34:.S5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penness</text:p>
          </table:table-cell>
          <table:table-cell table:style-name="ce26"/>
          <table:table-cell table:style-name="ce32"/>
          <table:table-cell table:style-name="ce26" office:value-type="float" office:value="122" calcext:value-type="float">
            <text:p>12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35:.S5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rigin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36:.S53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bellious/Revolutionary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 office:value-type="float" office:value="122" calcext:value-type="float">
            <text:p>12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37:.S53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mo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38:.S5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Righteous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39:.S5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rious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40:.S5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ocially Consci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1" calcext:value-type="float">
            <text:p>181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41:.S5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ubborn/Stubbornness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42:.S54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ystema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43:.S5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actless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44:.S5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houghtfu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1" calcext:value-type="float">
            <text:p>181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45:.S54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ireless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46:.S54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conventional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47:.S5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derstand (systems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48:.S54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isdom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49:.S5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/>
          <table:table-cell table:number-columns-repeated="1004"/>
        </table:table-row>
        <table:table-row table:style-name="ro2">
          <table:table-cell table:style-name="ce11" office:value-type="string" calcext:value-type="string">
            <text:p>Pisces</text:p>
          </table:table-cell>
          <table:table-cell office:value-type="string" calcext:value-type="string">
            <text:p>Compassion</text:p>
          </table:table-cell>
          <table:table-cell table:number-columns-repeated="2"/>
          <table:table-cell table:style-name="ce21"/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52:.S5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Sympathetical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53:.S5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believe</text:p>
          </table:table-cell>
          <table:table-cell/>
          <table:table-cell table:style-name="ce21"/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54:.S5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11"/>
          <table:table-cell/>
          <table:table-cell table:style-name="ce18" office:value-type="string" calcext:value-type="string">
            <text:p>I believe and often suffer</text:p>
          </table:table-cell>
          <table:table-cell/>
          <table:table-cell table:style-name="ce21"/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55:.S5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Mastery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56:.S5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daptable/Adaptive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57:.S55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ddi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58:.S5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rtist/Artis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59:.S55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urdened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0:.S56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Careless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1:.S56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ngeabl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2:.S5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itabl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3:.S5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m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4:.S5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passionate/Compassion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style-name="ce41" office:value-type="float" office:value="121" calcext:value-type="float">
            <text:p>121</text:p>
          </table:table-cell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5:.S565];&quot;&gt;0&quot;)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fus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5" calcext:value-type="float">
            <text:p>6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6:.S5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eativ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7:.S56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ay-dreamer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8:.S5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az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5" calcext:value-type="float">
            <text:p>6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69:.S5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pendent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70:.S5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stract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5" calcext:value-type="float">
            <text:p>6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71:.S5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asily Influenced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72:.S5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path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Default"/>
          <table:table-cell table:style-name="ce38"/>
          <table:table-cell table:style-name="ce41"/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73:.S5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Empathetic/Empathic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2"/>
          <table:table-cell table:style-name="ce47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74:.S574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Emotional Relatabil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75:.S5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Ferti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76:.S5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Genera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77:.S5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Gullib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78:.S5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Helping Others/Heal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79:.S57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llu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80:.S5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maginative/Imagination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81:.S58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mpressionabl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82:.S5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ndecisiv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83:.S5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nstin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584:.S5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ntuitive/Intuition</text:p>
          </table:table-cell>
          <table:table-cell table:style-name="ce26"/>
          <table:table-cell table:style-name="ce32"/>
          <table:table-cell table:style-name="ce26" office:value-type="float" office:value="128" calcext:value-type="float">
            <text:p>128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85:.S58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Kind/Kindne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86:.S58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Los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5" calcext:value-type="float">
            <text:p>6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87:.S58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Malleab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88:.S5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Marty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5" calcext:value-type="float">
            <text:p>65</text:p>
          </table:table-cell>
          <table:table-cell table:style-name="ce38"/>
          <table:table-cell table:style-name="ce41"/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89:.S58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Mystical</text:p>
          </table:table-cell>
          <table:table-cell table:style-name="ce26" office:value-type="float" office:value="58" calcext:value-type="float">
            <text:p>5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0:.S5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Non-ambitious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1:.S59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Non-combativ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2:.S5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Natural Nurs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3:.S59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Pacifis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4:.S5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Psychic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5:.S5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Physicia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 office:value-type="float" office:value="183" calcext:value-type="float">
            <text:p>183</text:p>
          </table:table-cell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6:.S5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Receptive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7:.S5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Refle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8:.S5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Responsiv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599:.S59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Secretive</text:p>
          </table:table-cell>
          <table:table-cell table:style-name="ce26" office:value-type="float" office:value="58" calcext:value-type="float">
            <text:p>5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00:.S6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Sensitive/Sensitivity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2"/>
          <table:table-cell table:style-name="ce47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601:.S601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Stubborn 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02:.S6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Sympathetic</text:p>
          </table:table-cell>
          <table:table-cell table:style-name="ce26" office:value-type="float" office:value="58" calcext:value-type="float">
            <text:p>58</text:p>
          </table:table-cell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03:.S60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Vague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04:.S6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Versati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/>
          <table:table-cell table:style-name="ce26"/>
          <table:table-cell table:style-name="ce28"/>
          <table:table-cell table:style-name="ce32"/>
          <table:table-cell table:style-name="ce44" table:formula="of:=COUNTIF([.F605:.S6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Visionar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7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44" table:formula="of:=COUNTIF([.F606:.S60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7" table:number-columns-repeated="3"/>
          <table:table-cell table:style-name="ce22" office:value-type="string" calcext:value-type="string">
            <text:p>Vulnerable</text:p>
          </table:table-cell>
          <table:table-cell table:style-name="ce27"/>
          <table:table-cell table:style-name="ce33"/>
          <table:table-cell table:style-name="ce27" office:value-type="float" office:value="127" calcext:value-type="float">
            <text:p>127</text:p>
          </table:table-cell>
          <table:table-cell table:style-name="ce33"/>
          <table:table-cell table:style-name="ce27"/>
          <table:table-cell table:style-name="ce39"/>
          <table:table-cell table:style-name="ce42"/>
          <table:table-cell table:style-name="ce33"/>
          <table:table-cell table:style-name="ce27"/>
          <table:table-cell table:style-name="ce33"/>
          <table:table-cell table:style-name="ce48"/>
          <table:table-cell table:style-name="ce27"/>
          <table:table-cell table:style-name="ce50"/>
          <table:table-cell table:style-name="ce33"/>
          <table:table-cell table:style-name="ce51" table:formula="of:=COUNTIF([.F607:.S60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5"/>
          <table:table-cell table:style-name="ce28" table:number-columns-repeated="14"/>
          <table:table-cell table:number-columns-repeated="1005"/>
        </table:table-row>
        <table:table-row table:style-name="ro3">
          <table:table-cell table:style-name="ce2" office:value-type="string" calcext:value-type="string">
            <text:p>Abbrev.</text:p>
          </table:table-cell>
          <table:table-cell table:style-name="ce2" office:value-type="string" calcext:value-type="string">
            <text:p>Book</text:p>
          </table:table-cell>
          <table:table-cell table:style-name="ce2" table:number-columns-repeated="3"/>
          <table:table-cell table:style-name="ce29" table:number-columns-repeated="13"/>
          <table:table-cell table:style-name="ce28"/>
          <table:table-cell table:number-columns-repeated="1005"/>
        </table:table-row>
        <table:table-row table:style-name="ro2">
          <table:table-cell table:style-name="ce4" office:value-type="string" calcext:value-type="string">
            <text:p>Astrol for Begs</text:p>
          </table:table-cell>
          <table:table-cell office:value-type="string" calcext:value-type="string">
            <text:p><text:span text:style-name="T1">Astrology for Beginners </text:span>by William W. Hewitt, 199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ecret Lang</text:p>
          </table:table-cell>
          <table:table-cell office:value-type="string" calcext:value-type="string">
            <text:p><text:span text:style-name="T1">The Secret Language of Astrology </text:span>by Roy Gillett, 201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orn for This</text:p>
          </table:table-cell>
          <table:table-cell office:value-type="string" calcext:value-type="string">
            <text:p><text:span text:style-name="T1">You Were Born for This </text:span>by Chani Nicholas, 202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un Signs</text:p>
          </table:table-cell>
          <table:table-cell office:value-type="string" calcext:value-type="string">
            <text:p><text:span text:style-name="T1">Part 1 of Sun &amp; Moon Signs</text:span> 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oon Signs</text:p>
          </table:table-cell>
          <table:table-cell office:value-type="string" calcext:value-type="string">
            <text:p><text:span text:style-name="T2">Part 2 of Sun &amp; Moon Signs </text:span>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ssen Astrol</text:p>
          </table:table-cell>
          <table:table-cell office:value-type="string" calcext:value-type="string">
            <text:p><text:span text:style-name="T1">Essential Astrology </text:span>by Joanna Watters, 202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nly Ast Book</text:p>
          </table:table-cell>
          <table:table-cell office:value-type="string" calcext:value-type="string">
            <text:p><text:span text:style-name="T1">The Only Astrology Book You’ll Ever Need </text:span>by Joanna Martine Woolfolk, 1982-200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: Chapter 1 – <text:span text:style-name="T1">Su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on: Chapter 5 – <text:span text:style-name="T1">Moo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scend: Chapter 6 – <text:span text:style-name="T1">Your Ascendant and Its Power</text:span></text:p>
          </table:table-cell>
          <table:table-cell table:number-columns-repeated="1022"/>
        </table:table-row>
        <table:table-row table:style-name="ro2" table:number-rows-repeated="10479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501:Sheet1.T5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4:47:29.220492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4:28:08.246515952</meta:creation-date>
    <meta:generator>LibreOffice/6.4.7.2$Linux_X86_64 LibreOffice_project/40$Build-2</meta:generator>
    <dc:date>2024-07-01T19:10:39.590910690</dc:date>
    <meta:editing-duration>P2DT5H13M39S</meta:editing-duration>
    <meta:editing-cycles>154</meta:editing-cycles>
    <meta:document-statistic meta:table-count="1" meta:cell-count="2006" meta:object-count="0"/>
  </office:meta>
</office:document-meta>
</file>